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1d900b"/>
    </style:style>
    <style:style style:name="T1" style:family="text">
      <style:text-properties officeooo:rsid="00184902"/>
    </style:style>
    <style:style style:name="T2" style:family="text">
      <style:text-properties officeooo:rsid="001d900b"/>
    </style:style>
    <style:style style:name="T3" style:family="text">
      <style:text-properties fo:color="#57606a" style:font-name="ui-monospace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Git access token - </text:span><text:span text:style-name="T3">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</text:span></text:p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4"/>
      <text:p text:style-name="P4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4">A +B =&gt; 2</text:p>
      <text:p text:style-name="P4">2 +1 +10 +2 +2 = 17 min 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08-14T20:56:49.220277095</dc:date>
    <meta:editing-duration>PT57M3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4" meta:character-count="530" meta:non-whitespace-character-count="419"/>
  </office:meta>
</office:document-meta>
</file>